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ace4" officeooo:paragraph-rsid="000bace4"/>
    </style:style>
    <style:style style:name="P2" style:family="paragraph" style:parent-style-name="Standard">
      <style:text-properties officeooo:rsid="000bace4" officeooo:paragraph-rsid="00cd5c71"/>
    </style:style>
    <style:style style:name="P3" style:family="paragraph" style:parent-style-name="Standard">
      <style:text-properties officeooo:rsid="000bace4" officeooo:paragraph-rsid="00cddf49"/>
    </style:style>
    <style:style style:name="P4" style:family="paragraph" style:parent-style-name="Standard">
      <style:text-properties officeooo:rsid="000bace4" officeooo:paragraph-rsid="00ce206d"/>
    </style:style>
    <style:style style:name="P5" style:family="paragraph" style:parent-style-name="Standard">
      <style:text-properties officeooo:rsid="000bace4" officeooo:paragraph-rsid="00ce7a1c"/>
    </style:style>
    <style:style style:name="P6" style:family="paragraph" style:parent-style-name="Standard">
      <style:text-properties officeooo:rsid="000bace4" officeooo:paragraph-rsid="00ce7f19"/>
    </style:style>
    <style:style style:name="P7" style:family="paragraph" style:parent-style-name="Standard">
      <style:text-properties officeooo:rsid="000bace4" officeooo:paragraph-rsid="00cecc3c"/>
    </style:style>
    <style:style style:name="P8" style:family="paragraph" style:parent-style-name="Standard">
      <style:text-properties officeooo:rsid="000bace4" officeooo:paragraph-rsid="00d6d767"/>
    </style:style>
    <style:style style:name="P9" style:family="paragraph" style:parent-style-name="Standard">
      <style:text-properties officeooo:rsid="000bace4" officeooo:paragraph-rsid="00d7688c"/>
    </style:style>
    <style:style style:name="P10" style:family="paragraph" style:parent-style-name="Standard">
      <style:text-properties officeooo:rsid="000bace4" officeooo:paragraph-rsid="00d825a4"/>
    </style:style>
    <style:style style:name="P11" style:family="paragraph" style:parent-style-name="Standard">
      <style:text-properties officeooo:rsid="000bace4" officeooo:paragraph-rsid="00d9a54b"/>
    </style:style>
    <style:style style:name="P12" style:family="paragraph" style:parent-style-name="Standard">
      <style:text-properties officeooo:rsid="000bace4" officeooo:paragraph-rsid="00e5c1f1"/>
    </style:style>
    <style:style style:name="P13" style:family="paragraph" style:parent-style-name="Standard">
      <style:text-properties officeooo:rsid="000bace4" officeooo:paragraph-rsid="001d88ff"/>
    </style:style>
    <style:style style:name="P14" style:family="paragraph" style:parent-style-name="Standard">
      <style:text-properties officeooo:rsid="000bace4" officeooo:paragraph-rsid="00f9c7f3"/>
    </style:style>
    <style:style style:name="P15" style:family="paragraph" style:parent-style-name="Standard">
      <style:text-properties officeooo:rsid="000bace4" officeooo:paragraph-rsid="010a389d"/>
    </style:style>
    <style:style style:name="P16" style:family="paragraph" style:parent-style-name="Standard">
      <style:text-properties officeooo:rsid="000bace4" officeooo:paragraph-rsid="00e7111f"/>
    </style:style>
    <style:style style:name="P17" style:family="paragraph" style:parent-style-name="Standard">
      <style:text-properties officeooo:rsid="000bace4" officeooo:paragraph-rsid="00eb0fd2"/>
    </style:style>
    <style:style style:name="P18" style:family="paragraph" style:parent-style-name="Standard">
      <style:text-properties officeooo:rsid="000bace4" officeooo:paragraph-rsid="00ecb623"/>
    </style:style>
    <style:style style:name="P19" style:family="paragraph" style:parent-style-name="Standard">
      <style:text-properties officeooo:rsid="000bace4" officeooo:paragraph-rsid="00f4a61f"/>
    </style:style>
    <style:style style:name="P20" style:family="paragraph" style:parent-style-name="Standard">
      <style:text-properties officeooo:rsid="000bace4" officeooo:paragraph-rsid="00fc74de"/>
    </style:style>
    <style:style style:name="P21" style:family="paragraph" style:parent-style-name="Standard">
      <style:text-properties officeooo:rsid="000bace4" officeooo:paragraph-rsid="00fd4252"/>
    </style:style>
    <style:style style:name="P22" style:family="paragraph" style:parent-style-name="Standard">
      <style:text-properties officeooo:rsid="000bace4" officeooo:paragraph-rsid="011746ba"/>
    </style:style>
    <style:style style:name="P23" style:family="paragraph" style:parent-style-name="Standard">
      <style:text-properties officeooo:rsid="000bace4" officeooo:paragraph-rsid="010c1042"/>
    </style:style>
    <style:style style:name="P24" style:family="paragraph" style:parent-style-name="Standard">
      <style:text-properties officeooo:rsid="000d5300" officeooo:paragraph-rsid="000d5300"/>
    </style:style>
    <style:style style:name="P25" style:family="paragraph" style:parent-style-name="Standard">
      <style:text-properties officeooo:rsid="000d5300" officeooo:paragraph-rsid="00cd5c71"/>
    </style:style>
    <style:style style:name="P26" style:family="paragraph" style:parent-style-name="Standard">
      <style:text-properties officeooo:rsid="000d5300" officeooo:paragraph-rsid="00cddf49"/>
    </style:style>
    <style:style style:name="P27" style:family="paragraph" style:parent-style-name="Standard">
      <style:text-properties officeooo:rsid="000d5300" officeooo:paragraph-rsid="00ddf1d0"/>
    </style:style>
    <style:style style:name="P28" style:family="paragraph" style:parent-style-name="Standard">
      <style:text-properties officeooo:rsid="000d5300" officeooo:paragraph-rsid="00df8e92"/>
    </style:style>
    <style:style style:name="P29" style:family="paragraph" style:parent-style-name="Standard">
      <style:text-properties officeooo:rsid="000efab6" officeooo:paragraph-rsid="000efab6"/>
    </style:style>
    <style:style style:name="P30" style:family="paragraph" style:parent-style-name="Standard">
      <style:text-properties officeooo:rsid="000efab6" officeooo:paragraph-rsid="00cddf49"/>
    </style:style>
    <style:style style:name="P31" style:family="paragraph" style:parent-style-name="Standard">
      <style:text-properties officeooo:rsid="0009af42" officeooo:paragraph-rsid="000bace4"/>
    </style:style>
    <style:style style:name="P32" style:family="paragraph" style:parent-style-name="Standard">
      <style:text-properties officeooo:rsid="0009af42" officeooo:paragraph-rsid="00cd5c71"/>
    </style:style>
    <style:style style:name="P33" style:family="paragraph" style:parent-style-name="Standard">
      <style:text-properties officeooo:rsid="001318bf" officeooo:paragraph-rsid="001318bf"/>
    </style:style>
    <style:style style:name="P34" style:family="paragraph" style:parent-style-name="Standard">
      <style:text-properties officeooo:rsid="001318bf" officeooo:paragraph-rsid="001524fa"/>
    </style:style>
    <style:style style:name="P35" style:family="paragraph" style:parent-style-name="Standard">
      <style:text-properties officeooo:rsid="001318bf" officeooo:paragraph-rsid="00cd5c71"/>
    </style:style>
    <style:style style:name="P36" style:family="paragraph" style:parent-style-name="Standard">
      <style:text-properties officeooo:rsid="00179d5d" officeooo:paragraph-rsid="00179d5d"/>
    </style:style>
    <style:style style:name="P37" style:family="paragraph" style:parent-style-name="Standard">
      <style:text-properties officeooo:rsid="00179d5d" officeooo:paragraph-rsid="00cddf49"/>
    </style:style>
    <style:style style:name="P38" style:family="paragraph" style:parent-style-name="Standard">
      <style:text-properties officeooo:rsid="00197dc4" officeooo:paragraph-rsid="00197dc4"/>
    </style:style>
    <style:style style:name="P39" style:family="paragraph" style:parent-style-name="Standard">
      <style:text-properties officeooo:rsid="00197dc4" officeooo:paragraph-rsid="00cddf49"/>
    </style:style>
    <style:style style:name="P40" style:family="paragraph" style:parent-style-name="Standard">
      <style:text-properties officeooo:rsid="00197dc4" officeooo:paragraph-rsid="00df8e92"/>
    </style:style>
    <style:style style:name="P41" style:family="paragraph" style:parent-style-name="Standard">
      <style:text-properties officeooo:rsid="001a5d05" officeooo:paragraph-rsid="001a5d05"/>
    </style:style>
    <style:style style:name="P42" style:family="paragraph" style:parent-style-name="Standard">
      <style:text-properties officeooo:rsid="001a5d05" officeooo:paragraph-rsid="00cddf49"/>
    </style:style>
    <style:style style:name="P43" style:family="paragraph" style:parent-style-name="Standard">
      <style:text-properties officeooo:rsid="001a5d05" officeooo:paragraph-rsid="00df8e92"/>
    </style:style>
    <style:style style:name="P44" style:family="paragraph" style:parent-style-name="Standard">
      <style:text-properties officeooo:rsid="001d88ff" officeooo:paragraph-rsid="00797af3"/>
    </style:style>
    <style:style style:name="P45" style:family="paragraph" style:parent-style-name="Standard">
      <style:text-properties officeooo:rsid="001d88ff" officeooo:paragraph-rsid="007e6f82"/>
    </style:style>
    <style:style style:name="P46" style:family="paragraph" style:parent-style-name="Standard">
      <style:text-properties officeooo:rsid="001d88ff" officeooo:paragraph-rsid="0081dda6"/>
    </style:style>
    <style:style style:name="P47" style:family="paragraph" style:parent-style-name="Standard">
      <style:text-properties officeooo:rsid="001d88ff" officeooo:paragraph-rsid="00a8898d"/>
    </style:style>
    <style:style style:name="P48" style:family="paragraph" style:parent-style-name="Standard">
      <style:text-properties officeooo:rsid="001d88ff" officeooo:paragraph-rsid="00cddf49"/>
    </style:style>
    <style:style style:name="P49" style:family="paragraph" style:parent-style-name="Standard">
      <style:text-properties officeooo:rsid="001d88ff" officeooo:paragraph-rsid="00df8e92"/>
    </style:style>
    <style:style style:name="P50" style:family="paragraph" style:parent-style-name="Standard">
      <style:text-properties officeooo:rsid="001d88ff" officeooo:paragraph-rsid="00e18b75"/>
    </style:style>
    <style:style style:name="P51" style:family="paragraph" style:parent-style-name="Standard">
      <style:text-properties officeooo:rsid="001d88ff" officeooo:paragraph-rsid="00365f18"/>
    </style:style>
    <style:style style:name="P52" style:family="paragraph" style:parent-style-name="Standard">
      <style:text-properties officeooo:rsid="001d88ff" officeooo:paragraph-rsid="00e4990b"/>
    </style:style>
    <style:style style:name="P53" style:family="paragraph" style:parent-style-name="Standard">
      <style:text-properties officeooo:rsid="001ee8e5" officeooo:paragraph-rsid="001ee8e5"/>
    </style:style>
    <style:style style:name="P54" style:family="paragraph" style:parent-style-name="Standard">
      <style:text-properties officeooo:rsid="001ee8e5" officeooo:paragraph-rsid="0051484e"/>
    </style:style>
    <style:style style:name="P55" style:family="paragraph" style:parent-style-name="Standard">
      <style:text-properties officeooo:rsid="001ee8e5" officeooo:paragraph-rsid="00ce206d"/>
    </style:style>
    <style:style style:name="P56" style:family="paragraph" style:parent-style-name="Standard">
      <style:text-properties officeooo:rsid="001ee8e5" officeooo:paragraph-rsid="00ce7a1c"/>
    </style:style>
    <style:style style:name="P57" style:family="paragraph" style:parent-style-name="Standard">
      <style:text-properties officeooo:rsid="001ee8e5" officeooo:paragraph-rsid="00eb6219"/>
    </style:style>
    <style:style style:name="P58" style:family="paragraph" style:parent-style-name="Standard">
      <style:text-properties officeooo:rsid="00212c8d" officeooo:paragraph-rsid="0022d4f8"/>
    </style:style>
    <style:style style:name="P59" style:family="paragraph" style:parent-style-name="Standard">
      <style:text-properties officeooo:rsid="0022d4f8" officeooo:paragraph-rsid="0022d4f8"/>
    </style:style>
    <style:style style:name="P60" style:family="paragraph" style:parent-style-name="Standard">
      <style:text-properties officeooo:rsid="00262499" officeooo:paragraph-rsid="00262499"/>
    </style:style>
    <style:style style:name="P61" style:family="paragraph" style:parent-style-name="Standard">
      <style:text-properties officeooo:rsid="00263723" officeooo:paragraph-rsid="00263723"/>
    </style:style>
    <style:style style:name="P62" style:family="paragraph" style:parent-style-name="Standard">
      <style:text-properties officeooo:rsid="002799c4" officeooo:paragraph-rsid="002799c4"/>
    </style:style>
    <style:style style:name="P63" style:family="paragraph" style:parent-style-name="Standard">
      <style:text-properties officeooo:rsid="00294de7" officeooo:paragraph-rsid="00294de7"/>
    </style:style>
    <style:style style:name="P64" style:family="paragraph" style:parent-style-name="Standard">
      <style:text-properties officeooo:rsid="000f3255" officeooo:paragraph-rsid="000f3255"/>
    </style:style>
    <style:style style:name="P65" style:family="paragraph" style:parent-style-name="Standard">
      <style:text-properties style:font-name="Liberation Mono" fo:font-size="10pt" officeooo:rsid="000f3255" officeooo:paragraph-rsid="000f3255" style:font-size-asian="10pt" style:font-size-complex="10pt"/>
    </style:style>
    <style:style style:name="P66" style:family="paragraph" style:parent-style-name="Standard">
      <style:text-properties style:font-name="Liberation Mono" fo:font-size="10pt" fo:font-weight="bold" officeooo:rsid="000f3255" officeooo:paragraph-rsid="000f3255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Liberation Mono" fo:font-size="10pt" fo:font-style="normal" fo:font-weight="normal" officeooo:rsid="003e5556" officeooo:paragraph-rsid="003e5556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Standard">
      <style:text-properties fo:color="#006c3b" style:font-name="FreeSerif" fo:font-size="12pt" fo:font-style="italic" officeooo:rsid="000f3255" officeooo:paragraph-rsid="003db96d" style:font-size-asian="12pt" style:font-style-asian="italic" style:font-size-complex="12pt" style:font-style-complex="italic"/>
    </style:style>
    <style:style style:name="P69" style:family="paragraph" style:parent-style-name="Standard">
      <style:text-properties fo:color="#006c3b" style:font-name="FreeSerif" fo:font-size="12pt" fo:font-style="italic" officeooo:rsid="000f3255" officeooo:paragraph-rsid="000f3255" style:font-size-asian="12pt" style:font-style-asian="italic" style:font-size-complex="12pt" style:font-style-complex="italic"/>
    </style:style>
    <style:style style:name="P70" style:family="paragraph" style:parent-style-name="Standard">
      <style:text-properties fo:color="#006c3b" style:font-name="FreeSerif" fo:font-size="12pt" fo:font-style="italic" officeooo:rsid="000f3255" officeooo:paragraph-rsid="003e5556" style:font-size-asian="12pt" style:font-style-asian="italic" style:font-size-complex="12pt" style:font-style-complex="italic"/>
    </style:style>
    <style:style style:name="P71" style:family="paragraph" style:parent-style-name="Standard">
      <style:text-properties fo:color="#006c3b" style:font-name="FreeSerif" fo:font-size="12pt" fo:font-style="italic" fo:font-weight="normal" officeooo:rsid="000f3255" officeooo:paragraph-rsid="003e5556" style:font-size-asian="12pt" style:font-style-asian="italic" style:font-weight-asian="normal" style:font-size-complex="12pt" style:font-style-complex="italic" style:font-weight-complex="normal"/>
    </style:style>
    <style:style style:name="P72" style:family="paragraph" style:parent-style-name="Standard">
      <style:text-properties fo:color="#006c3b" style:font-name="Liberation Mono" fo:font-size="10pt" fo:font-style="normal" officeooo:rsid="000f3255" officeooo:paragraph-rsid="003e5556" style:font-size-asian="10pt" style:font-style-asian="normal" style:font-size-complex="10pt" style:font-style-complex="normal"/>
    </style:style>
    <style:style style:name="P73" style:family="paragraph" style:parent-style-name="Standard">
      <style:text-properties officeooo:rsid="0051484e" officeooo:paragraph-rsid="0051484e"/>
    </style:style>
    <style:style style:name="P74" style:family="paragraph" style:parent-style-name="Standard">
      <style:text-properties officeooo:rsid="0051484e" officeooo:paragraph-rsid="0095d5f6"/>
    </style:style>
    <style:style style:name="P75" style:family="paragraph" style:parent-style-name="Standard">
      <style:text-properties officeooo:rsid="0051484e" officeooo:paragraph-rsid="00ce7a1c"/>
    </style:style>
    <style:style style:name="P76" style:family="paragraph" style:parent-style-name="Standard">
      <style:text-properties officeooo:rsid="0051484e" officeooo:paragraph-rsid="00eb8726"/>
    </style:style>
    <style:style style:name="P77" style:family="paragraph" style:parent-style-name="Standard">
      <style:text-properties officeooo:rsid="0051484e" officeooo:paragraph-rsid="00ecb623"/>
    </style:style>
    <style:style style:name="P78" style:family="paragraph" style:parent-style-name="Standard">
      <style:text-properties officeooo:rsid="0051484e" officeooo:paragraph-rsid="00ee35a5"/>
    </style:style>
    <style:style style:name="P79" style:family="paragraph" style:parent-style-name="Standard">
      <style:text-properties officeooo:rsid="0051484e" officeooo:paragraph-rsid="00f15ca3"/>
    </style:style>
    <style:style style:name="P80" style:family="paragraph" style:parent-style-name="Standard">
      <style:text-properties officeooo:rsid="0051484e" officeooo:paragraph-rsid="00f1ebde"/>
    </style:style>
    <style:style style:name="P81" style:family="paragraph" style:parent-style-name="Standard">
      <style:text-properties officeooo:rsid="0051484e" officeooo:paragraph-rsid="00f368f2"/>
    </style:style>
    <style:style style:name="P82" style:family="paragraph" style:parent-style-name="Standard">
      <style:text-properties officeooo:rsid="0051484e" officeooo:paragraph-rsid="00f77836"/>
    </style:style>
    <style:style style:name="P83" style:family="paragraph" style:parent-style-name="Standard">
      <style:text-properties officeooo:rsid="0051484e" officeooo:paragraph-rsid="00f9c7f3"/>
    </style:style>
    <style:style style:name="P84" style:family="paragraph" style:parent-style-name="Standard">
      <style:text-properties officeooo:rsid="0051484e" officeooo:paragraph-rsid="00fc74de"/>
    </style:style>
    <style:style style:name="P85" style:family="paragraph" style:parent-style-name="Standard">
      <style:text-properties officeooo:rsid="0051484e" officeooo:paragraph-rsid="00fd4f9f"/>
    </style:style>
    <style:style style:name="P86" style:family="paragraph" style:parent-style-name="Standard">
      <style:text-properties officeooo:rsid="0051484e" officeooo:paragraph-rsid="010e604f"/>
    </style:style>
    <style:style style:name="P87" style:family="paragraph" style:parent-style-name="Standard">
      <style:text-properties officeooo:rsid="0051484e" officeooo:paragraph-rsid="011a3d61"/>
    </style:style>
    <style:style style:name="P88" style:family="paragraph" style:parent-style-name="Standard">
      <style:text-properties officeooo:rsid="0051484e" officeooo:paragraph-rsid="011e873f"/>
    </style:style>
    <style:style style:name="P89" style:family="paragraph" style:parent-style-name="Standard">
      <style:text-properties officeooo:rsid="0051484e" officeooo:paragraph-rsid="0120868c"/>
    </style:style>
    <style:style style:name="P90" style:family="paragraph" style:parent-style-name="Standard">
      <style:text-properties officeooo:rsid="0051484e" officeooo:paragraph-rsid="01222ec5"/>
    </style:style>
    <style:style style:name="P91" style:family="paragraph" style:parent-style-name="Standard">
      <style:text-properties officeooo:rsid="0051b05b" officeooo:paragraph-rsid="0051b05b"/>
    </style:style>
    <style:style style:name="P92" style:family="paragraph" style:parent-style-name="Standard">
      <style:text-properties officeooo:rsid="0051b05b" officeooo:paragraph-rsid="00ce7f19"/>
    </style:style>
    <style:style style:name="P93" style:family="paragraph" style:parent-style-name="Standard">
      <style:text-properties officeooo:rsid="0051b05b" officeooo:paragraph-rsid="00fd4f9f"/>
    </style:style>
    <style:style style:name="P94" style:family="paragraph" style:parent-style-name="Standard">
      <style:text-properties officeooo:rsid="00593a5a" officeooo:paragraph-rsid="00593a5a"/>
    </style:style>
    <style:style style:name="P95" style:family="paragraph" style:parent-style-name="Standard">
      <style:text-properties officeooo:rsid="00593a5a" officeooo:paragraph-rsid="00ce7f19"/>
    </style:style>
    <style:style style:name="P96" style:family="paragraph" style:parent-style-name="Standard">
      <style:text-properties officeooo:rsid="00593a5a" officeooo:paragraph-rsid="00cecc3c"/>
    </style:style>
    <style:style style:name="P97" style:family="paragraph" style:parent-style-name="Standard">
      <style:text-properties officeooo:rsid="005ae93d" officeooo:paragraph-rsid="005ae93d"/>
    </style:style>
    <style:style style:name="P98" style:family="paragraph" style:parent-style-name="Standard">
      <style:text-properties officeooo:rsid="005ae93d" officeooo:paragraph-rsid="00cecc3c"/>
    </style:style>
    <style:style style:name="P99" style:family="paragraph" style:parent-style-name="Standard">
      <style:text-properties officeooo:rsid="005ae93d" officeooo:paragraph-rsid="00d6d767"/>
    </style:style>
    <style:style style:name="P100" style:family="paragraph" style:parent-style-name="Standard">
      <style:text-properties officeooo:rsid="005ae93d" officeooo:paragraph-rsid="011e873f"/>
    </style:style>
    <style:style style:name="P101" style:family="paragraph" style:parent-style-name="Standard">
      <style:text-properties officeooo:rsid="005c816d" officeooo:paragraph-rsid="005c816d"/>
    </style:style>
    <style:style style:name="P102" style:family="paragraph" style:parent-style-name="Standard">
      <style:text-properties officeooo:rsid="005c816d" officeooo:paragraph-rsid="00ce7f19"/>
    </style:style>
    <style:style style:name="P103" style:family="paragraph" style:parent-style-name="Standard">
      <style:text-properties officeooo:rsid="0095d5f6" officeooo:paragraph-rsid="0095d5f6"/>
    </style:style>
    <style:style style:name="P104" style:family="paragraph" style:parent-style-name="Standard">
      <style:text-properties officeooo:rsid="0095d5f6" officeooo:paragraph-rsid="00ce7a1c"/>
    </style:style>
    <style:style style:name="P105" style:family="paragraph" style:parent-style-name="Standard">
      <style:text-properties officeooo:rsid="0095d5f6" officeooo:paragraph-rsid="00f15ca3"/>
    </style:style>
    <style:style style:name="P106" style:family="paragraph" style:parent-style-name="Standard">
      <style:text-properties officeooo:rsid="0095d5f6" officeooo:paragraph-rsid="00f1ebde"/>
    </style:style>
    <style:style style:name="P107" style:family="paragraph" style:parent-style-name="Standard">
      <style:text-properties officeooo:rsid="0095d5f6" officeooo:paragraph-rsid="00f368f2"/>
    </style:style>
    <style:style style:name="P108" style:family="paragraph" style:parent-style-name="Standard">
      <style:text-properties officeooo:rsid="00b73eab" officeooo:paragraph-rsid="00b73eab"/>
    </style:style>
    <style:style style:name="P109" style:family="paragraph" style:parent-style-name="Standard">
      <style:text-properties officeooo:rsid="00b73eab" officeooo:paragraph-rsid="00ce7a1c"/>
    </style:style>
    <style:style style:name="P110" style:family="paragraph" style:parent-style-name="Standard">
      <style:text-properties officeooo:rsid="009dc169" officeooo:paragraph-rsid="00bfed5e"/>
    </style:style>
    <style:style style:name="P111" style:family="paragraph" style:parent-style-name="Standard">
      <style:text-properties officeooo:rsid="009dc169" officeooo:paragraph-rsid="00d6d767"/>
    </style:style>
    <style:style style:name="P112" style:family="paragraph" style:parent-style-name="Standard">
      <style:text-properties officeooo:rsid="007e6f82" officeooo:paragraph-rsid="00cddf49"/>
    </style:style>
    <style:style style:name="P113" style:family="paragraph" style:parent-style-name="Standard">
      <style:text-properties officeooo:rsid="001074d2" officeooo:paragraph-rsid="00cd5c71"/>
    </style:style>
    <style:style style:name="P114" style:family="paragraph" style:parent-style-name="Standard">
      <style:text-properties officeooo:rsid="006d9f91" officeooo:paragraph-rsid="00cd5c71"/>
    </style:style>
    <style:style style:name="P115" style:family="paragraph" style:parent-style-name="Standard">
      <style:text-properties officeooo:rsid="00745e59" officeooo:paragraph-rsid="00cddf49"/>
    </style:style>
    <style:style style:name="P116" style:family="paragraph" style:parent-style-name="Standard">
      <style:text-properties officeooo:rsid="00754d34" officeooo:paragraph-rsid="00cddf49"/>
    </style:style>
    <style:style style:name="P117" style:family="paragraph" style:parent-style-name="Standard">
      <style:text-properties officeooo:rsid="0075efd2" officeooo:paragraph-rsid="00cddf49"/>
    </style:style>
    <style:style style:name="P118" style:family="paragraph" style:parent-style-name="Standard">
      <style:text-properties officeooo:rsid="0081dda6" officeooo:paragraph-rsid="00ce206d"/>
    </style:style>
    <style:style style:name="P119" style:family="paragraph" style:parent-style-name="Standard">
      <style:text-properties officeooo:rsid="0084977f" officeooo:paragraph-rsid="00ce206d"/>
    </style:style>
    <style:style style:name="P120" style:family="paragraph" style:parent-style-name="Standard">
      <style:text-properties officeooo:rsid="0098912f" officeooo:paragraph-rsid="00ce7a1c"/>
    </style:style>
    <style:style style:name="P121" style:family="paragraph" style:parent-style-name="Standard">
      <style:text-properties officeooo:rsid="00cf24e7" officeooo:paragraph-rsid="00d6d767"/>
    </style:style>
    <style:style style:name="P122" style:family="paragraph" style:parent-style-name="Standard">
      <style:text-properties officeooo:rsid="00cf24e7" officeooo:paragraph-rsid="01032905"/>
    </style:style>
    <style:style style:name="P123" style:family="paragraph" style:parent-style-name="Standard">
      <style:text-properties officeooo:rsid="00c1a217" officeooo:paragraph-rsid="00d6d767"/>
    </style:style>
    <style:style style:name="P124" style:family="paragraph" style:parent-style-name="Standard">
      <style:text-properties officeooo:rsid="00cfb6f1" officeooo:paragraph-rsid="00cfb6f1"/>
    </style:style>
    <style:style style:name="P125" style:family="paragraph" style:parent-style-name="Standard">
      <style:text-properties officeooo:rsid="00cae3b3" officeooo:paragraph-rsid="00d825a4"/>
    </style:style>
    <style:style style:name="P126" style:family="paragraph" style:parent-style-name="Standard">
      <style:text-properties officeooo:rsid="00cae3b3" officeooo:paragraph-rsid="00d9a54b"/>
    </style:style>
    <style:style style:name="P127" style:family="paragraph" style:parent-style-name="Standard">
      <style:text-properties fo:font-weight="bold" style:font-weight-asian="bold" style:font-weight-complex="bold"/>
    </style:style>
    <style:style style:name="P128" style:family="paragraph" style:parent-style-name="Standard">
      <style:text-properties fo:font-weight="bold" officeooo:rsid="000bace4" officeooo:paragraph-rsid="000bace4" style:font-weight-asian="bold" style:font-weight-complex="bold"/>
    </style:style>
    <style:style style:name="P129" style:family="paragraph" style:parent-style-name="Standard">
      <style:text-properties fo:font-weight="bold" officeooo:rsid="000bace4" officeooo:paragraph-rsid="011e873f" style:font-weight-asian="bold" style:font-weight-complex="bold"/>
    </style:style>
    <style:style style:name="P130" style:family="paragraph" style:parent-style-name="Standard">
      <style:text-properties fo:font-weight="bold" officeooo:paragraph-rsid="00ddf1d0" style:font-weight-asian="bold" style:font-weight-complex="bold"/>
    </style:style>
    <style:style style:name="P131" style:family="paragraph" style:parent-style-name="Standard">
      <style:text-properties fo:font-weight="bold" officeooo:paragraph-rsid="00df8e92" style:font-weight-asian="bold" style:font-weight-complex="bold"/>
    </style:style>
    <style:style style:name="P132" style:family="paragraph" style:parent-style-name="Standard">
      <style:text-properties fo:font-weight="bold" officeooo:paragraph-rsid="00e18b75" style:font-weight-asian="bold" style:font-weight-complex="bold"/>
    </style:style>
    <style:style style:name="P133" style:family="paragraph" style:parent-style-name="Standard">
      <style:text-properties fo:font-weight="bold" officeooo:paragraph-rsid="00ecb623" style:font-weight-asian="bold" style:font-weight-complex="bold"/>
    </style:style>
    <style:style style:name="P134" style:family="paragraph" style:parent-style-name="Standard">
      <style:text-properties fo:font-weight="bold" officeooo:rsid="0051484e" officeooo:paragraph-rsid="00f0b9b4" style:font-weight-asian="bold" style:font-weight-complex="bold"/>
    </style:style>
    <style:style style:name="P135" style:family="paragraph" style:parent-style-name="Standard">
      <style:text-properties fo:font-weight="bold" officeooo:rsid="0051484e" officeooo:paragraph-rsid="0051484e" style:font-weight-asian="bold" style:font-weight-complex="bold"/>
    </style:style>
    <style:style style:name="P136" style:family="paragraph" style:parent-style-name="Standard">
      <style:text-properties fo:font-weight="bold" officeooo:rsid="0051484e" officeooo:paragraph-rsid="00f15ca3" style:font-weight-asian="bold" style:font-weight-complex="bold"/>
    </style:style>
    <style:style style:name="P137" style:family="paragraph" style:parent-style-name="Standard">
      <style:text-properties fo:font-weight="bold" officeooo:rsid="0051484e" officeooo:paragraph-rsid="00fd4f9f" style:font-weight-asian="bold" style:font-weight-complex="bold"/>
    </style:style>
    <style:style style:name="P138" style:family="paragraph" style:parent-style-name="Standard">
      <style:text-properties fo:font-weight="bold" officeooo:rsid="0051484e" officeooo:paragraph-rsid="00ce7f19" style:font-weight-asian="bold" style:font-weight-complex="bold"/>
    </style:style>
    <style:style style:name="P139" style:family="paragraph" style:parent-style-name="Standard">
      <style:text-properties fo:font-weight="bold" officeooo:rsid="0051484e" officeooo:paragraph-rsid="00fc74de" style:font-weight-asian="bold" style:font-weight-complex="bold"/>
    </style:style>
    <style:style style:name="P140" style:family="paragraph" style:parent-style-name="Standard">
      <style:text-properties fo:font-weight="bold" officeooo:paragraph-rsid="00eb6219" style:font-weight-asian="bold" style:font-weight-complex="bold"/>
    </style:style>
    <style:style style:name="P141" style:family="paragraph" style:parent-style-name="Standard">
      <style:text-properties officeooo:paragraph-rsid="00df8e92"/>
    </style:style>
    <style:style style:name="P142" style:family="paragraph" style:parent-style-name="Standard">
      <style:text-properties officeooo:paragraph-rsid="00e18b75"/>
    </style:style>
    <style:style style:name="P143" style:family="paragraph" style:parent-style-name="Standard">
      <style:text-properties officeooo:paragraph-rsid="00e4990b"/>
    </style:style>
    <style:style style:name="P144" style:family="paragraph" style:parent-style-name="Standard">
      <style:text-properties officeooo:paragraph-rsid="00e5c1f1"/>
    </style:style>
    <style:style style:name="P145" style:family="paragraph" style:parent-style-name="Standard">
      <style:text-properties officeooo:rsid="00eb0fd2" officeooo:paragraph-rsid="00eb0fd2"/>
    </style:style>
    <style:style style:name="P146" style:family="paragraph" style:parent-style-name="Standard">
      <style:text-properties officeooo:paragraph-rsid="00eb6219"/>
    </style:style>
    <style:style style:name="P147" style:family="paragraph" style:parent-style-name="Standard">
      <style:text-properties officeooo:paragraph-rsid="00eb8726"/>
    </style:style>
    <style:style style:name="P148" style:family="paragraph" style:parent-style-name="Standard">
      <style:text-properties officeooo:paragraph-rsid="00ecb623"/>
    </style:style>
    <style:style style:name="P149" style:family="paragraph" style:parent-style-name="Standard">
      <style:text-properties officeooo:rsid="0053a336" officeooo:paragraph-rsid="00fc74de"/>
    </style:style>
    <style:style style:name="P150" style:family="paragraph" style:parent-style-name="Standard">
      <style:text-properties officeooo:rsid="0053a336" officeooo:paragraph-rsid="011a3d61"/>
    </style:style>
    <style:style style:name="P151" style:family="paragraph" style:parent-style-name="Standard">
      <style:text-properties officeooo:rsid="0053a336" officeooo:paragraph-rsid="0120868c"/>
    </style:style>
    <style:style style:name="P152" style:family="paragraph" style:parent-style-name="Standard">
      <style:text-properties officeooo:rsid="0053a336" officeooo:paragraph-rsid="01222ec5"/>
    </style:style>
    <style:style style:name="P153" style:family="paragraph" style:parent-style-name="Standard">
      <style:text-properties officeooo:rsid="00be206b" officeooo:paragraph-rsid="00fc74de"/>
    </style:style>
    <style:style style:name="P154" style:family="paragraph" style:parent-style-name="Standard">
      <style:text-properties officeooo:rsid="00cd5c71" officeooo:paragraph-rsid="010910a5"/>
    </style:style>
    <style:style style:name="P155" style:family="paragraph" style:parent-style-name="Standard">
      <style:text-properties officeooo:rsid="010d6502" officeooo:paragraph-rsid="010d6502"/>
    </style:style>
    <style:style style:name="P156" style:family="paragraph" style:parent-style-name="Standard">
      <style:text-properties officeooo:paragraph-rsid="00ddf1d0"/>
    </style:style>
    <style:style style:name="P157" style:family="paragraph" style:parent-style-name="Standard">
      <style:text-properties officeooo:rsid="011a3d61" officeooo:paragraph-rsid="011a3d61"/>
    </style:style>
    <style:style style:name="P158" style:family="paragraph" style:parent-style-name="Standard" style:list-style-name="L1">
      <style:text-properties officeooo:rsid="0022d4f8" officeooo:paragraph-rsid="0022d4f8"/>
    </style:style>
    <style:style style:name="P159" style:family="paragraph" style:parent-style-name="Standard">
      <style:text-properties fo:font-weight="bold" style:font-weight-asian="bold" style:font-weight-complex="bold"/>
    </style:style>
    <style:style style:name="P160" style:family="paragraph" style:parent-style-name="Standard">
      <style:text-properties fo:font-weight="bold" officeooo:paragraph-rsid="000d5300" style:font-weight-asian="bold" style:font-weight-complex="bold"/>
    </style:style>
    <style:style style:name="P161" style:family="paragraph" style:parent-style-name="Standard">
      <style:text-properties officeooo:paragraph-rsid="00ddf1d0"/>
    </style:style>
    <style:style style:name="P162" style:family="paragraph" style:parent-style-name="Standard">
      <style:text-properties officeooo:rsid="000d5300" officeooo:paragraph-rsid="000d5300"/>
    </style:style>
    <style:style style:name="P163" style:family="paragraph" style:parent-style-name="Standard">
      <style:text-properties officeooo:rsid="000bace4" officeooo:paragraph-rsid="001d88ff"/>
    </style:style>
    <style:style style:name="P164" style:family="paragraph" style:parent-style-name="Standard">
      <style:text-properties style:font-name="Liberation Mono" fo:font-size="10pt" fo:font-style="normal" fo:font-weight="normal" officeooo:rsid="003e5556" officeooo:paragraph-rsid="0122eb47" style:font-size-asian="10pt" style:font-style-asian="normal" style:font-weight-asian="normal" style:font-size-complex="10pt" style:font-style-complex="normal" style:font-weight-complex="normal"/>
    </style:style>
    <style:style style:name="P165" style:family="paragraph" style:parent-style-name="Standard">
      <style:paragraph-properties fo:text-align="center" style:justify-single-word="false"/>
      <style:text-properties fo:font-size="14pt" fo:font-weight="bold" officeooo:rsid="01337059" officeooo:paragraph-rsid="01337059" style:font-size-asian="14pt" style:font-weight-asian="bold" style:font-size-complex="14pt" style:font-weight-complex="bold"/>
    </style:style>
    <style:style style:name="T1" style:family="text">
      <style:text-properties officeooo:rsid="000bace4"/>
    </style:style>
    <style:style style:name="T2" style:family="text">
      <style:text-properties officeooo:rsid="000f3255"/>
    </style:style>
    <style:style style:name="T3" style:family="text">
      <style:text-properties officeooo:rsid="001247e9"/>
    </style:style>
    <style:style style:name="T4" style:family="text">
      <style:text-properties officeooo:rsid="001318bf"/>
    </style:style>
    <style:style style:name="T5" style:family="text">
      <style:text-properties officeooo:rsid="0014c0eb"/>
    </style:style>
    <style:style style:name="T6" style:family="text">
      <style:text-properties officeooo:rsid="001524fa"/>
    </style:style>
    <style:style style:name="T7" style:family="text">
      <style:text-properties officeooo:rsid="001614b0"/>
    </style:style>
    <style:style style:name="T8" style:family="text">
      <style:text-properties officeooo:rsid="0016d66f"/>
    </style:style>
    <style:style style:name="T9" style:family="text">
      <style:text-properties officeooo:rsid="00179d5d"/>
    </style:style>
    <style:style style:name="T10" style:family="text">
      <style:text-properties officeooo:rsid="001b180e"/>
    </style:style>
    <style:style style:name="T11" style:family="text">
      <style:text-properties officeooo:rsid="001f65bc"/>
    </style:style>
    <style:style style:name="T12" style:family="text">
      <style:text-properties officeooo:rsid="0022d4f8"/>
    </style:style>
    <style:style style:name="T13" style:family="text">
      <style:text-properties officeooo:rsid="00243a51"/>
    </style:style>
    <style:style style:name="T14" style:family="text">
      <style:text-properties officeooo:rsid="00262499"/>
    </style:style>
    <style:style style:name="T15" style:family="text">
      <style:text-properties officeooo:rsid="002799c4"/>
    </style:style>
    <style:style style:name="T16" style:family="text">
      <style:text-properties officeooo:rsid="002957a3"/>
    </style:style>
    <style:style style:name="T17" style:family="text">
      <style:text-properties officeooo:rsid="002c0727"/>
    </style:style>
    <style:style style:name="T18" style:family="text">
      <style:text-properties officeooo:rsid="002e5b75"/>
    </style:style>
    <style:style style:name="T19" style:family="text">
      <style:text-properties officeooo:rsid="00359a6b"/>
    </style:style>
    <style:style style:name="T20" style:family="text">
      <style:text-properties officeooo:rsid="0038783a"/>
    </style:style>
    <style:style style:name="T21" style:family="text">
      <style:text-properties officeooo:rsid="003a6703"/>
    </style:style>
    <style:style style:name="T22" style:family="text">
      <style:text-properties officeooo:rsid="003c8aeb"/>
    </style:style>
    <style:style style:name="T23" style:family="text">
      <style:text-properties fo:color="#21409a" fo:font-weight="bold" style:font-weight-asian="bold" style:font-weight-complex="bold"/>
    </style:style>
    <style:style style:name="T24" style:family="text">
      <style:text-properties fo:color="#21409a" fo:font-weight="bold" officeooo:rsid="003e5556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0bace4" style:font-weight-asian="bold" style:font-weight-complex="bold"/>
    </style:style>
    <style:style style:name="T27" style:family="text">
      <style:text-properties fo:font-weight="bold" officeooo:rsid="00df8e92" style:font-weight-asian="bold" style:font-weight-complex="bold"/>
    </style:style>
    <style:style style:name="T28" style:family="text">
      <style:text-properties fo:font-weight="bold" officeooo:rsid="00e18b75" style:font-weight-asian="bold" style:font-weight-complex="bold"/>
    </style:style>
    <style:style style:name="T29" style:family="text">
      <style:text-properties fo:font-weight="bold" officeooo:rsid="00e4990b" style:font-weight-asian="bold" style:font-weight-complex="bold"/>
    </style:style>
    <style:style style:name="T30" style:family="text">
      <style:text-properties fo:font-weight="bold" officeooo:rsid="00e5c1f1" style:font-weight-asian="bold" style:font-weight-complex="bold"/>
    </style:style>
    <style:style style:name="T31" style:family="text">
      <style:text-properties fo:font-weight="bold" officeooo:rsid="00eb6219" style:font-weight-asian="bold" style:font-weight-complex="bold"/>
    </style:style>
    <style:style style:name="T32" style:family="text">
      <style:text-properties fo:font-weight="bold" officeooo:rsid="00eb8726" style:font-weight-asian="bold" style:font-weight-complex="bold"/>
    </style:style>
    <style:style style:name="T33" style:family="text">
      <style:text-properties fo:font-weight="bold" officeooo:rsid="00ecb623" style:font-weight-asian="bold" style:font-weight-complex="bold"/>
    </style:style>
    <style:style style:name="T34" style:family="text">
      <style:text-properties fo:font-weight="bold" officeooo:rsid="00f0b9b4" style:font-weight-asian="bold" style:font-weight-complex="bold"/>
    </style:style>
    <style:style style:name="T35" style:family="text">
      <style:text-properties fo:font-weight="bold" officeooo:rsid="00f15ca3" style:font-weight-asian="bold" style:font-weight-complex="bold"/>
    </style:style>
    <style:style style:name="T36" style:family="text">
      <style:text-properties fo:font-weight="bold" officeooo:rsid="00f1ebde" style:font-weight-asian="bold" style:font-weight-complex="bold"/>
    </style:style>
    <style:style style:name="T37" style:family="text">
      <style:text-properties fo:font-weight="bold" officeooo:rsid="00f368f2" style:font-weight-asian="bold" style:font-weight-complex="bold"/>
    </style:style>
    <style:style style:name="T38" style:family="text">
      <style:text-properties fo:font-weight="bold" officeooo:rsid="00f9c7f3" style:font-weight-asian="bold" style:font-weight-complex="bold"/>
    </style:style>
    <style:style style:name="T39" style:family="text">
      <style:text-properties fo:font-weight="bold" officeooo:rsid="00fea652" style:font-weight-asian="bold" style:font-weight-complex="bold"/>
    </style:style>
    <style:style style:name="T40" style:family="text">
      <style:text-properties fo:font-weight="bold" officeooo:rsid="01032905" style:font-weight-asian="bold" style:font-weight-complex="bold"/>
    </style:style>
    <style:style style:name="T41" style:family="text">
      <style:text-properties fo:font-weight="bold" officeooo:rsid="0105511e" style:font-weight-asian="bold" style:font-weight-complex="bold"/>
    </style:style>
    <style:style style:name="T42" style:family="text">
      <style:text-properties fo:font-weight="bold" officeooo:rsid="010e604f" style:font-weight-asian="bold" style:font-weight-complex="bold"/>
    </style:style>
    <style:style style:name="T43" style:family="text">
      <style:text-properties fo:font-weight="bold" officeooo:rsid="011e873f" style:font-weight-asian="bold" style:font-weight-complex="bold"/>
    </style:style>
    <style:style style:name="T44" style:family="text">
      <style:text-properties fo:font-weight="bold" officeooo:rsid="0120868c" style:font-weight-asian="bold" style:font-weight-complex="bold"/>
    </style:style>
    <style:style style:name="T45" style:family="text">
      <style:text-properties fo:font-weight="bold" officeooo:rsid="01222ec5" style:font-weight-asian="bold" style:font-weight-complex="bold"/>
    </style:style>
    <style:style style:name="T46" style:family="text">
      <style:text-properties fo:font-weight="bold" officeooo:rsid="0122eb47" style:font-weight-asian="bold" style:font-weight-complex="bold"/>
    </style:style>
    <style:style style:name="T47" style:family="text">
      <style:text-properties officeooo:rsid="003db96d"/>
    </style:style>
    <style:style style:name="T48" style:family="text">
      <style:text-properties fo:color="#000000" fo:font-weight="normal" officeooo:rsid="003e5556" style:font-weight-asian="normal" style:font-weight-complex="normal"/>
    </style:style>
    <style:style style:name="T49" style:family="text">
      <style:text-properties officeooo:rsid="004210c0"/>
    </style:style>
    <style:style style:name="T50" style:family="text">
      <style:text-properties officeooo:rsid="004b3c83"/>
    </style:style>
    <style:style style:name="T51" style:family="text">
      <style:text-properties officeooo:rsid="004ff853"/>
    </style:style>
    <style:style style:name="T52" style:family="text">
      <style:text-properties officeooo:rsid="0053a336"/>
    </style:style>
    <style:style style:name="T53" style:family="text">
      <style:text-properties officeooo:rsid="005ae93d"/>
    </style:style>
    <style:style style:name="T54" style:family="text">
      <style:text-properties officeooo:rsid="005fce55"/>
    </style:style>
    <style:style style:name="T55" style:family="text">
      <style:text-properties officeooo:rsid="0068b842"/>
    </style:style>
    <style:style style:name="T56" style:family="text">
      <style:text-properties officeooo:rsid="00745e59"/>
    </style:style>
    <style:style style:name="T57" style:family="text">
      <style:text-properties officeooo:rsid="0076acf9"/>
    </style:style>
    <style:style style:name="T58" style:family="text">
      <style:text-properties officeooo:rsid="0077018e"/>
    </style:style>
    <style:style style:name="T59" style:family="text">
      <style:text-properties officeooo:rsid="0042ff76"/>
    </style:style>
    <style:style style:name="T60" style:family="text">
      <style:text-properties officeooo:rsid="00838b4e"/>
    </style:style>
    <style:style style:name="T61" style:family="text">
      <style:text-properties officeooo:rsid="0091a7d0"/>
    </style:style>
    <style:style style:name="T62" style:family="text">
      <style:text-properties officeooo:rsid="009478d5"/>
    </style:style>
    <style:style style:name="T63" style:family="text">
      <style:text-properties officeooo:rsid="0095d5f6"/>
    </style:style>
    <style:style style:name="T64" style:family="text">
      <style:text-properties officeooo:rsid="009c18b8"/>
    </style:style>
    <style:style style:name="T65" style:family="text">
      <style:text-properties officeooo:rsid="00a7e3e3"/>
    </style:style>
    <style:style style:name="T66" style:family="text">
      <style:text-properties officeooo:rsid="00ac8d45"/>
    </style:style>
    <style:style style:name="T67" style:family="text">
      <style:text-properties officeooo:rsid="00aeb86b"/>
    </style:style>
    <style:style style:name="T68" style:family="text">
      <style:text-properties officeooo:rsid="00b214be"/>
    </style:style>
    <style:style style:name="T69" style:family="text">
      <style:text-properties officeooo:rsid="00b73eab"/>
    </style:style>
    <style:style style:name="T70" style:family="text">
      <style:text-properties officeooo:rsid="00bc3656"/>
    </style:style>
    <style:style style:name="T71" style:family="text">
      <style:text-properties officeooo:rsid="00be206b"/>
    </style:style>
    <style:style style:name="T72" style:family="text">
      <style:text-properties officeooo:rsid="00bfed5e"/>
    </style:style>
    <style:style style:name="T73" style:family="text">
      <style:text-properties officeooo:rsid="00c3c186"/>
    </style:style>
    <style:style style:name="T74" style:family="text">
      <style:text-properties officeooo:rsid="00cd5c71"/>
    </style:style>
    <style:style style:name="T75" style:family="text">
      <style:text-properties officeooo:rsid="00cddf49"/>
    </style:style>
    <style:style style:name="T76" style:family="text">
      <style:text-properties officeooo:rsid="00ce7a1c"/>
    </style:style>
    <style:style style:name="T77" style:family="text">
      <style:text-properties officeooo:rsid="00ce7f19"/>
    </style:style>
    <style:style style:name="T78" style:family="text">
      <style:text-properties officeooo:rsid="00cecc3c"/>
    </style:style>
    <style:style style:name="T79" style:family="text">
      <style:text-properties officeooo:rsid="00d3b183"/>
    </style:style>
    <style:style style:name="T80" style:family="text">
      <style:text-properties officeooo:rsid="00d6d767"/>
    </style:style>
    <style:style style:name="T81" style:family="text">
      <style:text-properties officeooo:rsid="00db5bd5"/>
    </style:style>
    <style:style style:name="T82" style:family="text">
      <style:text-properties officeooo:rsid="00e30485"/>
    </style:style>
    <style:style style:name="T83" style:family="text">
      <style:text-properties officeooo:rsid="00e9e143"/>
    </style:style>
    <style:style style:name="T84" style:family="text">
      <style:text-properties officeooo:rsid="00eb6219"/>
    </style:style>
    <style:style style:name="T85" style:family="text">
      <style:text-properties officeooo:rsid="00ee35a5"/>
    </style:style>
    <style:style style:name="T86" style:family="text">
      <style:text-properties officeooo:rsid="0100f588"/>
    </style:style>
    <style:style style:name="T87" style:family="text">
      <style:text-properties officeooo:rsid="0104240c"/>
    </style:style>
    <style:style style:name="T88" style:family="text">
      <style:text-properties officeooo:rsid="010692c8"/>
    </style:style>
    <style:style style:name="T89" style:family="text">
      <style:text-properties officeooo:rsid="01078535"/>
    </style:style>
    <style:style style:name="T90" style:family="text">
      <style:text-properties officeooo:rsid="010c1042"/>
    </style:style>
    <style:style style:name="T91" style:family="text">
      <style:text-properties officeooo:rsid="010ec13d"/>
    </style:style>
    <style:style style:name="T92" style:family="text">
      <style:text-properties officeooo:rsid="01111307"/>
    </style:style>
    <style:style style:name="T93" style:family="text">
      <style:text-properties officeooo:rsid="0114444c"/>
    </style:style>
    <style:style style:name="T94" style:family="text">
      <style:text-properties officeooo:rsid="0118b513"/>
    </style:style>
    <style:style style:name="T95" style:family="text">
      <style:text-properties officeooo:rsid="011c3463"/>
    </style:style>
    <style:style style:name="T96" style:family="text">
      <style:text-properties officeooo:rsid="011dd52c"/>
    </style:style>
    <style:style style:name="T97" style:family="text">
      <style:text-properties officeooo:rsid="012483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5">Machine Neurology 101 – part 1</text:p>
      <text:p text:style-name="P1"/>
      <text:p text:style-name="P128">---[01.<text:span text:style-name="T81">00.image.png</text:span>]----</text:p>
      <text:p text:style-name="P1"/>
      <text:p text:style-name="P32"><text:span text:style-name="T1">• </text:span>This project is proof of concept work. </text:p>
      <text:p text:style-name="P32"><text:span text:style-name="T1">• </text:span>The purpose is to explore coding concepts for modular programming </text:p>
      <text:p text:style-name="P32"><text:span text:style-name="T1">• and achieve a working example</text:span>. </text:p>
      <text:p text:style-name="P113"><text:span text:style-name="T1">• </text:span>The code is in C </text:p>
      <text:p text:style-name="P113"><text:span text:style-name="T1">• </text:span>but <text:span text:style-name="T74">most of the talk in this video is </text:span>high level.</text:p>
      <text:p text:style-name="P1"/>
      <text:p text:style-name="P32"><text:span text:style-name="T1">• I like modular programming</text:span> </text:p>
      <text:p text:style-name="P2">• and believe it should be a more ubiquitous part of every day code.</text:p>
      <text:p text:style-name="P2">• As I progressed thru this project </text:p>
      <text:p text:style-name="P2">• I found that modeling modules after neurons worked. </text:p>
      <text:p text:style-name="P2">• Hence I am calling my study “Machine Neurology” </text:p>
      <text:p text:style-name="P2">• <text:span text:style-name="T91">Also</text:span> the title of the video.</text:p>
      <text:p text:style-name="P2">• Linux uses modules in its kernel </text:p>
      <text:p text:style-name="P2">• but I am not venturing to that field of work even thou it overlaps. </text:p>
      <text:p text:style-name="P2">• This work is more <text:span text:style-name="T89">abstract</text:span>.</text:p>
      <text:p text:style-name="P31"/>
      <text:p text:style-name="P114"><text:span text:style-name="T1">• </text:span>I may use the word modules and the word neurons interchangeably. </text:p>
      <text:p text:style-name="P2">• They describe the same concept in this video.</text:p>
      <text:p text:style-name="P154"><text:span text:style-name="T1">• Here, </text:span>I mostly use the term modules <text:s/></text:p>
      <text:p text:style-name="P15">• but in the future as this work is more complete</text:p>
      <text:p text:style-name="P15">• I would like to stick to using the term neurons</text:p>
      <text:p text:style-name="P127"/>
      <text:p text:style-name="P127">---<text:span text:style-name="T1">[02.00.video.mp4]----</text:span></text:p>
      <text:p text:style-name="P25"/>
      <text:p text:style-name="P25"><text:span text:style-name="T1">• </text:span>This is what I managed to do. </text:p>
      <text:p text:style-name="P25"><text:span text:style-name="T1">• </text:span>I created <text:span text:style-name="T3">simple </text:span>program<text:span text:style-name="T4">s</text:span> <text:span text:style-name="T3">that are modular in design</text:span>.</text:p>
      <text:p text:style-name="P35"><text:span text:style-name="T1">• </text:span>This one is the first <text:span text:style-name="T5">trial</text:span>.</text:p>
      <text:p text:style-name="P33"/>
      <text:p text:style-name="P130">---<text:span text:style-name="T1">[02.01.image.png]----</text:span></text:p>
      <text:p text:style-name="P27"/>
      <text:p text:style-name="P25"><text:span text:style-name="T1">• </text:span>It consists of 3 parts: </text:p>
      <text:p text:style-name="P25"><text:span text:style-name="T1">• </text:span>Two modules and a binding program.</text:p>
      <text:p text:style-name="P34"/>
      <text:p text:style-name="P130">---<text:span text:style-name="T1">[02.02.image.png]----</text:span></text:p>
      <text:p text:style-name="P27"/>
      <text:p text:style-name="P25"><text:span text:style-name="T1">• </text:span>This window represents a module. </text:p>
      <text:p text:style-name="P25"><text:span text:style-name="T1">• </text:span>Its a simple button.</text:p>
      <text:p text:style-name="P34"/>
      <text:p text:style-name="P130">---<text:span text:style-name="T1">[02.03.image.png]----</text:span></text:p>
      <text:p text:style-name="P27"/>
      <text:p text:style-name="P25"><text:span text:style-name="T1">• </text:span>This window represents another module. </text:p>
      <text:p text:style-name="P25"><text:span text:style-name="T1">• </text:span>Its a counter. </text:p>
      <text:p text:style-name="P34"/>
      <text:p text:style-name="P156"><text:span text:style-name="T25"/></text:p>
      <text:p text:style-name="P156"><text:span text:style-name="T25"/></text:p>
      <text:p text:style-name="P156"><text:soft-page-break/><text:span text:style-name="T25">---</text:span><text:span text:style-name="T26">[02.04.image.png]----</text:span></text:p>
      <text:p text:style-name="P27"/>
      <text:p text:style-name="P26"><text:span text:style-name="T1">• </text:span>The binding program is a console program </text:p>
      <text:p text:style-name="P26"><text:span text:style-name="T1">• </text:span>executed in the terminal. </text:p>
      <text:p text:style-name="P26"><text:span text:style-name="T1">• </text:span>“test01”</text:p>
      <text:p text:style-name="P26"><text:span text:style-name="T1">• </text:span>The program load<text:span text:style-name="T6">ed</text:span> the two modules, </text:p>
      <text:p text:style-name="P26"><text:span text:style-name="T1">• </text:span>b<text:span text:style-name="T8">oun</text:span>d<text:span text:style-name="T6">ed</text:span> them <text:span text:style-name="T7">to work together </text:span></text:p>
      <text:p text:style-name="P26"><text:span text:style-name="T1">• </text:span>and g<text:span text:style-name="T6">o</text:span>t them started.</text:p>
      <text:p text:style-name="P24"/>
      <text:p text:style-name="P130">---<text:span text:style-name="T1">[02.05.video.mp4]----</text:span></text:p>
      <text:p text:style-name="P27"/>
      <text:p text:style-name="P26"><text:span text:style-name="T1">• </text:span>The main objective of the program </text:p>
      <text:p text:style-name="P26"><text:span text:style-name="T1">• </text:span>is that when you click on the button, </text:p>
      <text:p text:style-name="P25"><text:span text:style-name="T1">• </text:span>it sends a pulse to the counter.</text:p>
      <text:p text:style-name="P25"><text:span text:style-name="T1">• </text:span>When the counter receives the pulse </text:p>
      <text:p text:style-name="P25"><text:span text:style-name="T1">• </text:span>it gets incremented by 1.</text:p>
      <text:p text:style-name="P160"/>
      <text:p text:style-name="P130">---<text:span text:style-name="T1">[02.06.image.png]----</text:span></text:p>
      <text:p text:style-name="P27"/>
      <text:p text:style-name="P30"><text:span text:style-name="T1">• </text:span>Designing modules <text:span text:style-name="T9">that can work with each other</text:span></text:p>
      <text:p text:style-name="P30"><text:span text:style-name="T1">• is </text:span>machine communications problem. </text:p>
      <text:p text:style-name="P3">• Communication in its simplest form, has 3 components. </text:p>
      <text:p text:style-name="P115"><text:span text:style-name="T1">• </text:span>The information conveyed, </text:p>
      <text:p text:style-name="P115"><text:span text:style-name="T1">• </text:span>a speaker </text:p>
      <text:p text:style-name="P115"><text:span text:style-name="T1">• </text:span>and a <text:span text:style-name="T92">listener</text:span>. </text:p>
      <text:p text:style-name="P115"><text:span text:style-name="T1">• </text:span>On this trial the button is the speaker. </text:p>
      <text:p text:style-name="P115"><text:span text:style-name="T1">• </text:span>The counter is the <text:span text:style-name="T92">listener</text:span>. </text:p>
      <text:p text:style-name="P115"><text:span text:style-name="T1">• </text:span>The information conveyed is the pulse.</text:p>
      <text:p text:style-name="P36"/>
      <text:p text:style-name="P37"><text:span text:style-name="T1">• </text:span>I had two more trials besides this one.</text:p>
      <text:p text:style-name="P24"/>
      <text:p text:style-name="P131">---<text:span text:style-name="T1">[02.07.video.mp4]----</text:span></text:p>
      <text:p text:style-name="P28"/>
      <text:p text:style-name="P39"><text:span text:style-name="T1">• </text:span>Trial 2 is about <text:span text:style-name="T56">multiple</text:span> speakers bounded to one <text:span text:style-name="T92">listener</text:span>.</text:p>
      <text:p text:style-name="P116"><text:span text:style-name="T1">• </text:span>Multiple buttons bounded to the same counter</text:p>
      <text:p text:style-name="P38"/>
      <text:p text:style-name="P131">---<text:span text:style-name="T1">[02.08.video.mp4]----</text:span></text:p>
      <text:p text:style-name="P40"/>
      <text:p text:style-name="P40"><text:span text:style-name="T1">• </text:span>Trial 3 is about one speaker bounded to many <text:span text:style-name="T92">listener</text:span>.</text:p>
      <text:p text:style-name="P117"><text:span text:style-name="T1">• </text:span>One button bounded to multiple counters</text:p>
      <text:p text:style-name="P24"/>
      <text:p text:style-name="P141"><text:span text:style-name="T25">---</text:span><text:span text:style-name="T26">[0</text:span><text:span text:style-name="T27">3</text:span><text:span text:style-name="T26">.0</text:span><text:span text:style-name="T27">0</text:span><text:span text:style-name="T26">.image.png]----</text:span></text:p>
      <text:p text:style-name="P28"/>
      <text:p text:style-name="P43"><text:span text:style-name="T1">• N</text:span>eurons <text:span text:style-name="T10">make a good model for modules</text:span>. </text:p>
      <text:p text:style-name="P43"><text:span text:style-name="T1">• </text:span>This is a <text:span text:style-name="T18">how a</text:span> neuron <text:span text:style-name="T18">looks like</text:span>. </text:p>
      <text:p text:style-name="P131"/>
      <text:p text:style-name="P141"><text:span text:style-name="T25">---</text:span><text:span text:style-name="T26">[0</text:span><text:span text:style-name="T27">3</text:span><text:span text:style-name="T26">.0</text:span><text:span text:style-name="T27">1.</text:span><text:span text:style-name="T26">image.png]----</text:span></text:p>
      <text:p text:style-name="P43"/>
      <text:p text:style-name="P43"><text:span text:style-name="T1">• </text:span>These are for reception. </text:p>
      <text:p text:style-name="P42"><text:soft-page-break/></text:p>
      <text:p text:style-name="P141"><text:span text:style-name="T25">---</text:span><text:span text:style-name="T26">[0</text:span><text:span text:style-name="T27">3</text:span><text:span text:style-name="T26">.0</text:span><text:span text:style-name="T27">2</text:span><text:span text:style-name="T26">.image.png]----</text:span></text:p>
      <text:p text:style-name="P43"/>
      <text:p text:style-name="P43"><text:span text:style-name="T1">• </text:span>These are for transmitting. </text:p>
      <text:p text:style-name="P42"/>
      <text:p text:style-name="P141"><text:span text:style-name="T25">---</text:span><text:span text:style-name="T26">[0</text:span><text:span text:style-name="T27">3</text:span><text:span text:style-name="T26">.0</text:span><text:span text:style-name="T27">3</text:span><text:span text:style-name="T26">.image.png]----</text:span></text:p>
      <text:p text:style-name="P43"/>
      <text:p text:style-name="P43"><text:span text:style-name="T1">• I use this diagram as a model for modules</text:span>. </text:p>
      <text:p text:style-name="P3">• It kinda looks like a neuron </text:p>
      <text:p text:style-name="P42"><text:span text:style-name="T1">• but its</text:span> <text:span text:style-name="T57">s</text:span>quare because its digital. </text:p>
      <text:p text:style-name="P42"/>
      <text:p text:style-name="P141"><text:span text:style-name="T25">---</text:span><text:span text:style-name="T26">[0</text:span><text:span text:style-name="T27">3</text:span><text:span text:style-name="T26">.0</text:span><text:span text:style-name="T27">4</text:span><text:span text:style-name="T26">.image.png]----</text:span></text:p>
      <text:p text:style-name="P43"/>
      <text:p text:style-name="P43"><text:span text:style-name="T1">• </text:span>These symbolize receptors. </text:p>
      <text:p text:style-name="P131"/>
      <text:p text:style-name="P141"><text:span text:style-name="T25">---</text:span><text:span text:style-name="T26">[0</text:span><text:span text:style-name="T27">3</text:span><text:span text:style-name="T26">.0</text:span><text:span text:style-name="T27">5</text:span><text:span text:style-name="T26">.image.png]----</text:span></text:p>
      <text:p text:style-name="P43"/>
      <text:p text:style-name="P43"><text:span text:style-name="T1">• </text:span>These symbolize transmitters.</text:p>
      <text:p text:style-name="P41"/>
      <text:p text:style-name="P141"><text:span text:style-name="T25">---</text:span><text:span text:style-name="T26">[0</text:span><text:span text:style-name="T27">4</text:span><text:span text:style-name="T26">.0</text:span><text:span text:style-name="T27">0</text:span><text:span text:style-name="T26">.image.png]----</text:span></text:p>
      <text:p text:style-name="P49"/>
      <text:p text:style-name="P49"><text:span text:style-name="T1">• </text:span>How do <text:span text:style-name="T58">modules </text:span>they look like in code? </text:p>
      <text:p text:style-name="P48"><text:span text:style-name="T1">• </text:span>Well on the hard drive they exist as DLL files. </text:p>
      <text:p text:style-name="P48"><text:span text:style-name="T1">• </text:span>They are Dynamically Linked Libraries. </text:p>
      <text:p text:style-name="P132"/>
      <text:p text:style-name="P142"><text:span text:style-name="T25">---</text:span><text:span text:style-name="T26">[0</text:span><text:span text:style-name="T27">4</text:span><text:span text:style-name="T26">.0</text:span><text:span text:style-name="T28">1</text:span><text:span text:style-name="T26">.image.png]----</text:span></text:p>
      <text:p text:style-name="P50"/>
      <text:p text:style-name="P50"><text:span text:style-name="T1">• </text:span>In this project I used linux and gcc. </text:p>
      <text:p text:style-name="P48"><text:span text:style-name="T1">• Therefore</text:span> in this platform </text:p>
      <text:p text:style-name="P48"><text:span text:style-name="T1">• </text:span>you would compile your modules as a shared library </text:p>
      <text:p text:style-name="P48"><text:span text:style-name="T1">• </text:span>with position independent code. </text:p>
      <text:p text:style-name="P48"><text:span text:style-name="T1">• </text:span>In your source code, </text:p>
      <text:p text:style-name="P48"><text:span text:style-name="T1">• </text:span>you would use dlopen() to load them into memory </text:p>
      <text:p text:style-name="P48"><text:span text:style-name="T1">• </text:span>and dlsym() to access its contents. </text:p>
      <text:p text:style-name="P132"/>
      <text:p text:style-name="P142"><text:span text:style-name="T25">---</text:span><text:span text:style-name="T26">[0</text:span><text:span text:style-name="T27">4</text:span><text:span text:style-name="T26">.0</text:span><text:span text:style-name="T28">2</text:span><text:span text:style-name="T26">.image.png]----</text:span></text:p>
      <text:p text:style-name="P50"/>
      <text:p text:style-name="P48"><text:span text:style-name="T1">• O</text:span>nce <text:span text:style-name="T82">modules are</text:span> loaded into memory </text:p>
      <text:p text:style-name="P48"><text:span text:style-name="T1">• </text:span>they look like objects. </text:p>
      <text:p text:style-name="P48"><text:span text:style-name="T1">• </text:span>A generic object has data </text:p>
      <text:p text:style-name="P48"><text:span text:style-name="T1">• </text:span>and a <text:span text:style-name="T19">list</text:span> of method <text:span text:style-name="T20">function</text:span>s <text:span text:style-name="T19">that</text:span> interact with the data. </text:p>
      <text:p text:style-name="P48"><text:span text:style-name="T1">• </text:span>Th<text:span text:style-name="T20">is is also what </text:span>a module <text:span text:style-name="T17">looks like in code</text:span>. </text:p>
      <text:p text:style-name="P3">• Objects and Modules look the same in code. </text:p>
      <text:p text:style-name="P48"><text:span text:style-name="T1">• But a </text:span>difference between <text:span text:style-name="T75">them</text:span></text:p>
      <text:p text:style-name="P48"><text:span text:style-name="T1">• </text:span>is that a module <text:span text:style-name="T21">is</text:span> loaded into memory </text:p>
      <text:p text:style-name="P48"><text:span text:style-name="T1">• </text:span>independently from the compiling process.</text:p>
      <text:p text:style-name="P51"/>
      <text:p text:style-name="P51"/>
      <text:p text:style-name="P51"/>
      <text:p text:style-name="P143"><text:soft-page-break/><text:span text:style-name="T25">---</text:span><text:span text:style-name="T26">[0</text:span><text:span text:style-name="T27">4</text:span><text:span text:style-name="T26">.0</text:span><text:span text:style-name="T29">3</text:span><text:span text:style-name="T26">.image.png]----</text:span></text:p>
      <text:p text:style-name="P52"/>
      <text:p text:style-name="P48"><text:span text:style-name="T1">• An</text:span> object’s method <text:span text:style-name="T22">functions</text:span> <text:span text:style-name="T65">act as </text:span>the module’s receivers. </text:p>
      <text:p text:style-name="P3">• Transmission is arbitrary and can occur anywhere in code. </text:p>
      <text:p text:style-name="P3">• Kind of like interacting with space satellites. </text:p>
      <text:p text:style-name="P3">• Let a satellite be akin to a module receiver. </text:p>
      <text:p text:style-name="P3">• You on earth would be a module transmitter </text:p>
      <text:p text:style-name="P3">• seeking a service from the satellite. </text:p>
      <text:p text:style-name="P3">• Sending data to it can happen anywhere on earth </text:p>
      <text:p text:style-name="P3">• so long you know position of the satellite <text:span text:style-name="T96">is</text:span>. </text:p>
      <text:p text:style-name="P3">• That's how it is in code. </text:p>
      <text:p text:style-name="P3">• Transmission can occur anywhere in code. </text:p>
      <text:p text:style-name="P3">• Reception happens at a specific address in code. </text:p>
      <text:p text:style-name="P47"/>
      <text:p text:style-name="P112"><text:span text:style-name="T1">• </text:span>The transmitter is the one proactive, </text:p>
      <text:p text:style-name="P112"><text:span text:style-name="T1">• </text:span>its the one that seeks the service.</text:p>
      <text:p text:style-name="P112"><text:span text:style-name="T1">• </text:span>A receiver is reactive, </text:p>
      <text:p text:style-name="P112"><text:span text:style-name="T1">• </text:span>its there, at a fixed position always, </text:p>
      <text:p text:style-name="P112"><text:span text:style-name="T1">• </text:span>ready for when its services are needed.</text:p>
      <text:p text:style-name="P45"/>
      <text:p text:style-name="P144"><text:span text:style-name="T25">---</text:span><text:span text:style-name="T26">[0</text:span><text:span text:style-name="T27">4</text:span><text:span text:style-name="T26">.0</text:span><text:span text:style-name="T30">4</text:span><text:span text:style-name="T26">.image.png]----</text:span></text:p>
      <text:p text:style-name="P12"/>
      <text:p text:style-name="P12">• On the far right of this slide </text:p>
      <text:p text:style-name="P4">• you see module [a] and module [b]. </text:p>
      <text:p text:style-name="P4">• In this case module [a] is a weather module </text:p>
      <text:p text:style-name="P4">• and provides a service for determining if its going to rain. </text:p>
      <text:p text:style-name="P4">• It contains a receiver providing that service. </text:p>
      <text:p text:style-name="P4">• The code for that service </text:p>
      <text:p text:style-name="P4">• is contained in the function definition WillItRain().</text:p>
      <text:p text:style-name="P46"/>
      <text:p text:style-name="P118"><text:span text:style-name="T1">• </text:span>Module [b] is an arbitrary module </text:p>
      <text:p text:style-name="P118"><text:span text:style-name="T1">• </text:span>seeking the weather services <text:span text:style-name="T97">from</text:span> module [a]. </text:p>
      <text:p text:style-name="P118"><text:span text:style-name="T1">• </text:span>It achieves this by calling the object method WillItRain().</text:p>
      <text:p text:style-name="P44"/>
      <text:p text:style-name="P4">• Implementing modules this way </text:p>
      <text:p text:style-name="P4">• allows them to be very close to the metal. </text:p>
      <text:p text:style-name="P118"><text:span text:style-name="T1">• Therefore communication is</text:span> v<text:span text:style-name="T59">ery efficient </text:span>and very<text:span text:style-name="T59"> fast. 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4"><text:soft-page-break/><text:span text:style-name="T25">---</text:span><text:span text:style-name="T26">[0</text:span><text:span text:style-name="T30">5</text:span><text:span text:style-name="T26">.0</text:span><text:span text:style-name="T30">0</text:span><text:span text:style-name="T26">.image.png]----</text:span></text:p>
      <text:p text:style-name="P12"/>
      <text:p text:style-name="P4">• In a previous slide </text:p>
      <text:p text:style-name="P55"><text:span text:style-name="T1">• I said that a t</text:span>ransmission can occur anywhere in code </text:p>
      <text:p text:style-name="P4">• and its true </text:p>
      <text:p text:style-name="P55"><text:span text:style-name="T1">• </text:span>BUT <text:span text:style-name="T60">points of</text:span> transmission must declared ahead of time</text:p>
      <text:p text:style-name="P55"><text:span text:style-name="T1">•</text:span> <text:span text:style-name="T49">and regulated for the following reasons</text:span>:</text:p>
      <text:p text:style-name="P16">• Discovery, Identity, Security and Cleanup</text:p>
      <text:p text:style-name="P55"><text:span text:style-name="T1">•</text:span> <text:span text:style-name="T50">Discovery: </text:span></text:p>
      <text:p text:style-name="P4">• A listing of transmission points </text:p>
      <text:p text:style-name="P4">• is a listing of <text:span text:style-name="T83">the</text:span> modules output. </text:p>
      <text:p text:style-name="P55"><text:span text:style-name="T1">•</text:span> Identity:</text:p>
      <text:p text:style-name="P4">• Identifying a transmission point ahead of time</text:p>
      <text:p text:style-name="P145"><text:span text:style-name="T1">• </text:span>allows you to determine </text:p>
      <text:p text:style-name="P145"><text:span text:style-name="T1">• </text:span>who is sending what to whom</text:p>
      <text:p text:style-name="P55"><text:span text:style-name="T1">•</text:span> Security:</text:p>
      <text:p text:style-name="P17">• With discovery and identity at hand</text:p>
      <text:p text:style-name="P55"><text:span text:style-name="T1">• </text:span>authorization <text:span text:style-name="T51">is easier to enforce</text:span></text:p>
      <text:p text:style-name="P55"><text:span text:style-name="T1">•</text:span> Cleanup:</text:p>
      <text:p text:style-name="P55"><text:span text:style-name="T1">• </text:span>after a module is removed </text:p>
      <text:p text:style-name="P55"><text:span text:style-name="T1">• </text:span>its best to go thru all the transmission points </text:p>
      <text:p text:style-name="P55"><text:span text:style-name="T1">• </text:span>and render them mute before they start calling undefined memory.</text:p>
      <text:p text:style-name="P53"/>
      <text:p text:style-name="P119"><text:span text:style-name="T1">• </text:span>Th<text:span text:style-name="T66">e</text:span> red tape might complicate things </text:p>
      <text:p text:style-name="P119"><text:span text:style-name="T1">• </text:span>just a little bit </text:p>
      <text:p text:style-name="P119"><text:span text:style-name="T1">• </text:span>but it doesn’t undermine performance. </text:p>
      <text:p text:style-name="P119"><text:span text:style-name="T1">• </text:span>I believe the benefit <text:span text:style-name="T84">outweighs</text:span> the burden. </text:p>
      <text:p text:style-name="P119"><text:span text:style-name="T1">• </text:span>This<text:span text:style-name="T67"> </text:span>separates a module from an object. </text:p>
      <text:p text:style-name="P119"><text:span text:style-name="T1">• </text:span>A module is slightly more advanced, </text:p>
      <text:p text:style-name="P119"><text:span text:style-name="T1">• </text:span>slightly more evolved then an object.</text:p>
      <text:p text:style-name="P24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6"><text:soft-page-break/><text:span text:style-name="T25">---</text:span><text:span text:style-name="T26">[0</text:span><text:span text:style-name="T31">6</text:span><text:span text:style-name="T26">.0</text:span><text:span text:style-name="T30">0</text:span><text:span text:style-name="T26">.image.png]----</text:span></text:p>
      <text:p text:style-name="P57"/>
      <text:p text:style-name="P57"><text:span text:style-name="T1">• </text:span>Interacting with modules is a machine communications problem </text:p>
      <text:p text:style-name="P56"><text:span text:style-name="T1">• because m</text:span>odules must be able to understand each other. </text:p>
      <text:p text:style-name="P56"><text:span text:style-name="T1">• </text:span>That means <text:span text:style-name="T61">linguistics is important. </text:span></text:p>
      <text:p text:style-name="P56"><text:span text:style-name="T1">• That means </text:span>there must be a predefined set of rules of engagement </text:p>
      <text:p text:style-name="P56"><text:span text:style-name="T1">• and </text:span>protocol<text:span text:style-name="T11">s</text:span> for passing data around. </text:p>
      <text:p text:style-name="P54"/>
      <text:p text:style-name="P147"><text:span text:style-name="T25">---</text:span><text:span text:style-name="T26">[0</text:span><text:span text:style-name="T31">6</text:span><text:span text:style-name="T26">.0</text:span><text:span text:style-name="T32">1</text:span><text:span text:style-name="T26">.image.png]----</text:span></text:p>
      <text:p text:style-name="P76"/>
      <text:p text:style-name="P76"><text:span text:style-name="T1">• </text:span>This is <text:span text:style-name="T76">the </text:span>basic sentence structure in the <text:span text:style-name="T76">E</text:span>nglish language.</text:p>
      <text:p text:style-name="P73"/>
      <text:p text:style-name="P75"><text:span text:style-name="T1">• </text:span>Diana likes pineapples.</text:p>
      <text:p text:style-name="P75"><text:span text:style-name="T1">• </text:span>You have a subject.</text:p>
      <text:p text:style-name="P5">• You have a verb.</text:p>
      <text:p text:style-name="P18">• And you have the object of the sentence.</text:p>
      <text:p text:style-name="P73"/>
      <text:p text:style-name="P133"/>
      <text:p text:style-name="P148"><text:span text:style-name="T25">---</text:span><text:span text:style-name="T26">[0</text:span><text:span text:style-name="T31">6</text:span><text:span text:style-name="T26">.0</text:span><text:span text:style-name="T33">2</text:span><text:span text:style-name="T26">.image.png]----</text:span></text:p>
      <text:p text:style-name="P77"><text:span text:style-name="T1">• </text:span>This is a basic sentence structure for module <text:span text:style-name="T54">communication</text:span>.</text:p>
      <text:p text:style-name="P73"/>
      <text:p text:style-name="P73">answer = <text:span text:style-name="T62">weather_module-&gt;</text:span>WillItRain( weather_data )</text:p>
      <text:p text:style-name="P73"/>
      <text:p text:style-name="P75"><text:span text:style-name="T1">• </text:span>Modules are different from humans </text:p>
      <text:p text:style-name="P75"><text:span text:style-name="T1">• </text:span>and <text:span text:style-name="T68">therefore </text:span>communicate differently. </text:p>
      <text:p text:style-name="P5">• Their sentence structure is different. </text:p>
      <text:p text:style-name="P134"/>
      <text:p text:style-name="P104"><text:span text:style-name="T1">• </text:span>The module invoking this sentence </text:p>
      <text:p text:style-name="P104"><text:span text:style-name="T1">• </text:span>is the transmitter module. </text:p>
      <text:p text:style-name="P104"><text:span text:style-name="T1">• </text:span>Its the one that is speaking per say. </text:p>
      <text:p text:style-name="P103"/>
      <text:p text:style-name="P79"><text:span text:style-name="T25">---</text:span><text:span text:style-name="T26">[0</text:span><text:span text:style-name="T31">6</text:span><text:span text:style-name="T26">.0</text:span><text:span text:style-name="T34">3</text:span><text:span text:style-name="T26">.image.png]----</text:span></text:p>
      <text:p text:style-name="P105"/>
      <text:p text:style-name="P105"><text:span text:style-name="T1">• </text:span>This part right here <text:span text:style-name="T93">idetifies </text:span>the <text:span text:style-name="T69">listener. </text:span></text:p>
      <text:p text:style-name="P109"><text:span text:style-name="T1">• </text:span>The listener is the receiver module. </text:p>
      <text:p text:style-name="P108"/>
      <text:p text:style-name="P109"><text:span text:style-name="T1">• </text:span>The transmitter speaks to the receiver.</text:p>
      <text:p text:style-name="P109"><text:span text:style-name="T1">• </text:span>The receiver listens to the transmitter.</text:p>
      <text:p text:style-name="P108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79"><text:soft-page-break/><text:span text:style-name="T25">---</text:span><text:span text:style-name="T26">[0</text:span><text:span text:style-name="T31">6</text:span><text:span text:style-name="T26">.0</text:span><text:span text:style-name="T35">4</text:span><text:span text:style-name="T26">.image.png]----</text:span></text:p>
      <text:p text:style-name="P105"/>
      <text:p text:style-name="P79"><text:span text:style-name="T1">• </text:span>This part right here is <text:span text:style-name="T63">called </text:span>the request. </text:p>
      <text:p text:style-name="P75"><text:span text:style-name="T1">• Modules </text:span>are beings of causality. </text:p>
      <text:p text:style-name="P75"><text:span text:style-name="T1">• </text:span>For every action <text:span text:style-name="T63">there</text:span> a reaction. <text:s/></text:p>
      <text:p text:style-name="P22">• Another way of saying this its that</text:p>
      <text:p text:style-name="P75"><text:span text:style-name="T1">• Modules communicate</text:span> <text:span text:style-name="T1">in </text:span>request/response <text:span text:style-name="T63">form</text:span>. </text:p>
      <text:p text:style-name="P22">• The request is an action,</text:p>
      <text:p text:style-name="P22">• The response is a reaction.</text:p>
      <text:p text:style-name="P75"><text:span text:style-name="T1">• A request is</text:span> either a command or a query <text:span text:style-name="T63">made to the listener</text:span>. </text:p>
      <text:p text:style-name="P74"/>
      <text:p text:style-name="P80"><text:span text:style-name="T25">---</text:span><text:span text:style-name="T26">[0</text:span><text:span text:style-name="T31">6</text:span><text:span text:style-name="T26">.0</text:span><text:span text:style-name="T36">5</text:span><text:span text:style-name="T26">.image.png]----</text:span></text:p>
      <text:p text:style-name="P106"/>
      <text:p text:style-name="P80"><text:span text:style-name="T1">• Th</text:span>is <text:span text:style-name="T85">would be </text:span>the response <text:span text:style-name="T70">of the sentence.</text:span> </text:p>
      <text:p text:style-name="P78"/>
      <text:p text:style-name="P81"><text:span text:style-name="T25">---</text:span><text:span text:style-name="T26">[0</text:span><text:span text:style-name="T31">6</text:span><text:span text:style-name="T26">.0</text:span><text:span text:style-name="T37">6</text:span><text:span text:style-name="T26">.image.png]----</text:span></text:p>
      <text:p text:style-name="P107"/>
      <text:p text:style-name="P81"><text:span text:style-name="T1">• </text:span>This <text:span text:style-name="T85">I am calling it the</text:span> <text:span text:style-name="T70">subject</text:span> of the sentence </text:p>
      <text:p text:style-name="P19">• Its not the same as the subject of English grammar.</text:p>
      <text:p text:style-name="P82"/>
      <text:p text:style-name="P83"><text:span text:style-name="T25">---</text:span><text:span text:style-name="T26">[0</text:span><text:span text:style-name="T31">6</text:span><text:span text:style-name="T26">.0</text:span><text:span text:style-name="T38">7</text:span><text:span text:style-name="T26">.image.png]----</text:span></text:p>
      <text:p text:style-name="P14"/>
      <text:p text:style-name="P14">• Both the subject and the response are represented by data.</text:p>
      <text:p text:style-name="P74"/>
      <text:p text:style-name="P120"><text:span text:style-name="T1">• </text:span>The <text:span text:style-name="T70">subject</text:span> is input to the receiver module.</text:p>
      <text:p text:style-name="P120"><text:span text:style-name="T1">• </text:span>The response is output of the receiver module.</text:p>
      <text:p text:style-name="P135"/>
      <text:p text:style-name="P92"><text:span text:style-name="T1">• </text:span>At the <text:span text:style-name="T52">bare </text:span>minimum </text:p>
      <text:p text:style-name="P6">• both; </text:p>
      <text:p text:style-name="P6">• the transmitting module </text:p>
      <text:p text:style-name="P6">• and the receiving module; </text:p>
      <text:p text:style-name="P92"><text:span text:style-name="T1">• </text:span>must understand the <text:span text:style-name="T70">subject </text:span></text:p>
      <text:p text:style-name="P6">• and the response portions of the sentence. </text:p>
      <text:p text:style-name="P6">• Both parties </text:p>
      <text:p text:style-name="P92"><text:span text:style-name="T1">• must have basic understanding of the</text:span> <text:span text:style-name="T52">data that is being exchanged.</text:span></text:p>
      <text:p text:style-name="P91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><text:soft-page-break/></text:p>
      <text:p text:style-name="P137"/>
      <text:p text:style-name="P85"><text:span text:style-name="T25">---</text:span><text:span text:style-name="T26">[0</text:span><text:span text:style-name="T31">6</text:span><text:span text:style-name="T26">.0</text:span><text:span text:style-name="T39">8</text:span><text:span text:style-name="T26">.image.png]----</text:span></text:p>
      <text:p text:style-name="P93"/>
      <text:p text:style-name="P93"><text:span text:style-name="T1">• </text:span>In computer languages you have two concepts. </text:p>
      <text:p text:style-name="P92"><text:span text:style-name="T1">• </text:span>Syntax and Semantics. </text:p>
      <text:p text:style-name="P92"><text:span text:style-name="T1">• </text:span>Syntax is the structure of the code. </text:p>
      <text:p text:style-name="P92"><text:span text:style-name="T1">• </text:span>Semantics is the meaning of the code. </text:p>
      <text:p text:style-name="P6">• With machine communication </text:p>
      <text:p text:style-name="P92"><text:span text:style-name="T1">• the s</text:span>ame concepts apply. <text:s/></text:p>
      <text:p text:style-name="P23">• Except right now </text:p>
      <text:p text:style-name="P23">• I am describing data instead of source code.</text:p>
      <text:p text:style-name="P138"/>
      <text:p text:style-name="P86"><text:span text:style-name="T25">---</text:span><text:span text:style-name="T26">[0</text:span><text:span text:style-name="T31">6</text:span><text:span text:style-name="T26">.0</text:span><text:span text:style-name="T42">9</text:span><text:span text:style-name="T26">.image.png]----</text:span></text:p>
      <text:p text:style-name="P92"><text:span text:style-name="T1">• </text:span>There is <text:span text:style-name="T77">something called </text:span>data format </text:p>
      <text:p text:style-name="P92"><text:span text:style-name="T1">• </text:span>and <text:span text:style-name="T90">there is something called </text:span>data semantics. </text:p>
      <text:p text:style-name="P91"/>
      <text:p text:style-name="P102"><text:span text:style-name="T1">• </text:span>Data format </text:p>
      <text:p text:style-name="P102"><text:span text:style-name="T1">• </text:span>would deal with <text:span text:style-name="T55">things like </text:span></text:p>
      <text:p text:style-name="P102"><text:span text:style-name="T1">• </text:span>integers, strings, data tables. </text:p>
      <text:p text:style-name="P6">• How many bytes they take up. </text:p>
      <text:p text:style-name="P102"><text:span text:style-name="T1">• </text:span>How are they structured together. Etc.</text:p>
      <text:p text:style-name="P101"/>
      <text:p text:style-name="P102"><text:span text:style-name="T1">• </text:span>Data semantics </text:p>
      <text:p text:style-name="P102"><text:span text:style-name="T1">• </text:span>would deal with things like </text:p>
      <text:p text:style-name="P102"><text:span text:style-name="T1">• </text:span>time, temperatures, cloud cover, due point, atmospheric <text:span text:style-name="T55">pressure</text:span>, etc.</text:p>
      <text:p text:style-name="P155"><text:span text:style-name="T1">• </text:span>What do <text:span text:style-name="T94">those things mean</text:span>.</text:p>
      <text:p text:style-name="P155"><text:span text:style-name="T1">• </text:span>How are they related to each other.</text:p>
      <text:p text:style-name="P101"/>
      <text:p text:style-name="P92"><text:span text:style-name="T1">• </text:span>Dumb modules </text:p>
      <text:p text:style-name="P92"><text:span text:style-name="T1">• </text:span>can get away with </text:p>
      <text:p text:style-name="P92"><text:span text:style-name="T1">• </text:span>just <text:span text:style-name="T52">understanding </text:span>the data format. </text:p>
      <text:p text:style-name="P92"><text:span text:style-name="T1">• </text:span>Smart modules </text:p>
      <text:p text:style-name="P92"><text:span text:style-name="T1">• </text:span>need to have some understanding </text:p>
      <text:p text:style-name="P92"><text:span text:style-name="T1">• </text:span>of the data semantics.</text:p>
      <text:p text:style-name="P91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84"><text:soft-page-break/><text:span text:style-name="T25">---</text:span><text:span text:style-name="T26">[0</text:span><text:span text:style-name="T31">6</text:span><text:span text:style-name="T26">.</text:span><text:span text:style-name="T42">10</text:span><text:span text:style-name="T26">.image.png]----</text:span></text:p>
      <text:p text:style-name="P149"/>
      <text:p text:style-name="P153"><text:span text:style-name="T1">• </text:span>The request part <text:span text:style-name="T86">of a sentence </text:span>is special.</text:p>
      <text:p text:style-name="P20">• For starters is represented by code</text:p>
      <text:p text:style-name="P21">• Its the cognitive part of the sentence.</text:p>
      <text:p text:style-name="P95"/>
      <text:p text:style-name="P95"><text:span text:style-name="T1">• Today, f</text:span>or the most part, </text:p>
      <text:p text:style-name="P95"><text:span text:style-name="T1">• </text:span>the computer programmer bears the burden </text:p>
      <text:p text:style-name="P95"><text:span text:style-name="T1">• </text:span>of understanding the <text:span text:style-name="T71">meaning </text:span></text:p>
      <text:p text:style-name="P95"><text:span text:style-name="T1">• and purpose of </text:span>request<text:span text:style-name="T71">s</text:span> </text:p>
      <text:p text:style-name="P95"/>
      <text:p text:style-name="P95"><text:span text:style-name="T1">• in module communication</text:span>. </text:p>
      <text:p text:style-name="P95"><text:span text:style-name="T1">• D</text:span>umb programs <text:span text:style-name="T53">are made this way </text:span></text:p>
      <text:p text:style-name="P95"><text:span text:style-name="T1">• the world is filled with them</text:span>. </text:p>
      <text:p text:style-name="P95"/>
      <text:p text:style-name="P95"><text:span text:style-name="T1">• </text:span>Smart programs, </text:p>
      <text:p text:style-name="P6">• programs of the future. </text:p>
      <text:p text:style-name="P95"><text:span text:style-name="T1">• They will </text:span>have some understanding <text:span text:style-name="T77">of </text:span>request<text:span text:style-name="T72">s. </text:span></text:p>
      <text:p text:style-name="P6">• They will have some notion of what requests are.</text:p>
      <text:p text:style-name="P94"/>
      <text:p text:style-name="P88"><text:span text:style-name="T25">---</text:span><text:span text:style-name="T26">[0</text:span><text:span text:style-name="T31">6</text:span><text:span text:style-name="T26">.</text:span><text:span text:style-name="T42">1</text:span><text:span text:style-name="T43">1</text:span><text:span text:style-name="T26">.image.png]----</text:span></text:p>
      <text:p text:style-name="P129"/>
      <text:p text:style-name="P100"><text:span text:style-name="T1">• </text:span>I will illustrate with the following sentence:</text:p>
      <text:p text:style-name="P97"/>
      <text:p text:style-name="P97">status_report = <text:span text:style-name="T64">mr_robato-&gt;</text:span>WalkForward( distance );</text:p>
      <text:p text:style-name="P97"/>
      <text:p text:style-name="P98"><text:span text:style-name="T1">•Say this </text:span>is part of a robot program. </text:p>
      <text:p text:style-name="P98"><text:span text:style-name="T1">• Lets say w</text:span>e are dealing with two high level modules. </text:p>
      <text:p text:style-name="P98"><text:span text:style-name="T1">• </text:span>A torso module communicating with <text:span text:style-name="T78">the</text:span> legs module. </text:p>
      <text:p text:style-name="P7">• The torso is the speaker. </text:p>
      <text:p text:style-name="P7">• The legs is the listener. </text:p>
      <text:p text:style-name="P98"><text:span text:style-name="T1">• </text:span>A dumb robot does what the programmer <text:span text:style-name="T78">tells</text:span> it to do. </text:p>
      <text:p text:style-name="P98"><text:span text:style-name="T1">• </text:span>It “walks forward” when and where the programmer <text:span text:style-name="T78">tells</text:span> it to, </text:p>
      <text:p text:style-name="P98"/>
      <text:p text:style-name="P98"><text:span text:style-name="T1">• </text:span>it never makes decisions of its own. </text:p>
      <text:p text:style-name="P96"><text:span text:style-name="T1">• because </text:span>the computer programmer bears the burden </text:p>
      <text:p text:style-name="P96"><text:span text:style-name="T1">• </text:span>of understanding the <text:span text:style-name="T71">meaning </text:span></text:p>
      <text:p text:style-name="P7">• and purpose the WalkForward request</text:p>
      <text:p text:style-name="P96"/>
      <text:p text:style-name="P8">• On the other hand </text:p>
      <text:p text:style-name="P99"><text:span text:style-name="T1">• a</text:span> smart robot has some understanding </text:p>
      <text:p text:style-name="P99"><text:span text:style-name="T1">• on how and when to use the </text:span>WalkForward() request. </text:p>
      <text:p text:style-name="P8">• A smart robot makes decisions on its own.</text:p>
      <text:p text:style-name="P91"/>
      <text:p text:style-name="P91"/>
      <text:p text:style-name="P91"/>
      <text:p text:style-name="P91"/>
      <text:p text:style-name="P91"/>
      <text:p text:style-name="P91"/>
      <text:p text:style-name="P91"><text:soft-page-break/></text:p>
      <text:p text:style-name="P91"/>
      <text:p text:style-name="P89"><text:span text:style-name="T25">---</text:span><text:span text:style-name="T26">[0</text:span><text:span text:style-name="T44">6</text:span><text:span text:style-name="T26">.</text:span><text:span text:style-name="T44">12</text:span><text:span text:style-name="T26">.image.png]----</text:span></text:p>
      <text:p text:style-name="P151"/>
      <text:p text:style-name="P122"><text:span text:style-name="T1">• </text:span>What I just went thru </text:p>
      <text:p text:style-name="P121"><text:span text:style-name="T1">• </text:span>is my effort at making grammar rules for <text:span text:style-name="T80">modules</text:span> to communicate.</text:p>
      <text:p text:style-name="P121"><text:span text:style-name="T1">• I am t</text:span>rying to make some <text:span text:style-name="T87">basic level </text:span>ground work </text:p>
      <text:p text:style-name="P121"><text:span text:style-name="T1">• </text:span>for my modules to communicate with foreign modules.</text:p>
      <text:p text:style-name="P8">• A foreign module is a module created by a foreign developer. </text:p>
      <text:p text:style-name="P8">• A foreign developer is somebody you don’t know </text:p>
      <text:p text:style-name="P8">• and may never meet in person.</text:p>
      <text:p text:style-name="P110"/>
      <text:p text:style-name="P111"><text:span text:style-name="T1">• </text:span>People have the ability to communicate with complete strangers. </text:p>
      <text:p text:style-name="P111"><text:span text:style-name="T1">• </text:span>We can communicate with <text:span text:style-name="T80">people</text:span> we never met <text:span text:style-name="T80">before. </text:span></text:p>
      <text:p text:style-name="P111"><text:span text:style-name="T1">• That is possible because</text:span> we share the same common language. </text:p>
      <text:p text:style-name="P8">• This is what I am trying to create. </text:p>
      <text:p text:style-name="P8">• I am trying to create a common language </text:p>
      <text:p text:style-name="P8">• to be shared by modules </text:p>
      <text:p text:style-name="P8">• that are complete strangers. </text:p>
      <text:p text:style-name="P91"/>
      <text:p text:style-name="P90"><text:span text:style-name="T25">---</text:span><text:span text:style-name="T26">[0</text:span><text:span text:style-name="T44">6</text:span><text:span text:style-name="T26">.</text:span><text:span text:style-name="T44">1</text:span><text:span text:style-name="T45">3</text:span><text:span text:style-name="T26">.image.png]----</text:span></text:p>
      <text:p text:style-name="P152"/>
      <text:p text:style-name="P123"><text:span text:style-name="T1">• T</text:span>here is <text:span text:style-name="T73">the</text:span> concept of vocabulary <text:span text:style-name="T79">for modules</text:span>. </text:p>
      <text:p text:style-name="P9">• I was able to accomplish this project </text:p>
      <text:p text:style-name="P9">• with very little <text:span text:style-name="T88">module</text:span> vocabulary. </text:p>
      <text:p text:style-name="P9">• Modules work on a need to know basis. </text:p>
      <text:p text:style-name="P9">• They only need the vocabulary necessary to accomplish their task. </text:p>
      <text:p text:style-name="P9">• Still vocabulary is very important. </text:p>
      <text:p text:style-name="P9">• World-wide </text:p>
      <text:p text:style-name="P9">• a very large number of data-types </text:p>
      <text:p text:style-name="P9">• and standardized requests need to be defined </text:p>
      <text:p text:style-name="P9">• and understood among developers. </text:p>
      <text:p text:style-name="P124"/>
      <text:p text:style-name="P126"><text:span text:style-name="T1">• Unfortunately,</text:span> </text:p>
      <text:p text:style-name="P126"><text:span text:style-name="T1">• the topic of vocabulary is</text:span> beyond the scope of this project. </text:p>
      <text:p text:style-name="P10">• There is another project on the internet called activity-streams.</text:p>
      <text:p text:style-name="P10">• That project is interesting be cause it involves standardizing verbs and nouns. </text:p>
      <text:p text:style-name="P11">• Its a good example </text:p>
      <text:p text:style-name="P11">• of why a vocabulary is important </text:p>
      <text:p text:style-name="P11">• for machine communication. </text:p>
      <text:p text:style-name="P125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87"><text:soft-page-break/><text:span text:style-name="T25">---</text:span><text:span text:style-name="T26">[0</text:span><text:span text:style-name="T46">7</text:span><text:span text:style-name="T26">.0</text:span><text:span text:style-name="T40">0</text:span><text:span text:style-name="T26">.image.png]----</text:span></text:p>
      <text:p text:style-name="P150"><text:s/></text:p>
      <text:p text:style-name="P157">On a side note. </text:p>
      <text:p text:style-name="P157">The modules I worked with <text:span text:style-name="T95">in this project </text:span>use sycronous communication that is event driven. </text:p>
      <text:p text:style-name="P157">All the modules shared the same thread. </text:p>
      <text:p text:style-name="P157">Asycronous communication requires each module to be on its own thread. </text:p>
      <text:p text:style-name="P157">That changes things. </text:p>
      <text:p text:style-name="P157">This project did not deal with asycronous communication.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1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6:17:40.550382756</meta:creation-date>
    <dc:date>2019-11-25T08:19:29.034283141</dc:date>
    <meta:editing-duration>P2DT3M8S</meta:editing-duration>
    <meta:editing-cycles>239</meta:editing-cycles>
    <meta:generator>LibreOffice/6.0.7.3$Linux_X86_64 LibreOffice_project/00m0$Build-3</meta:generator>
    <meta:document-statistic meta:table-count="0" meta:image-count="0" meta:object-count="0" meta:page-count="11" meta:paragraph-count="314" meta:word-count="2109" meta:character-count="11838" meta:non-whitespace-character-count="9876"/>
  </office:meta>
</office:document-meta>
</file>